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-asian="Arial2" style:font-name-complex="Arial2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<text:span text:style-name="T5">ude enTeteFpvSansImage</text:span><text:span text:style-name="T5">#%</text:span></text:p>
      <text:p text:style-name="P12"/>
      <text:p text:style-name="P3">%=LETTRE_CONCERNE=%</text:p>
      <text:p text:style-name="P5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6">%=LETTRE_PARA3=%<text:span text:style-name="T1">%=LETTRE_PARA3_EXPOSANT1=%</text:span> %=LETTRE_PARA3_SUITE1=%</text:p>
      <text:list text:style-name="L1">
        <text:list-item>
          <text:p text:style-name="P13">%=remLineWhenBlank(LETTRE_PUCE1_A)=%</text:p>
        </text:list-item>
        <text:list-item>
          <text:p text:style-name="P13">%=remLineWhenBlank(LETTRE_PUCE1_B)=%</text:p>
        </text:list-item>
        <text:list-item>
          <text:p text:style-name="P13">%=remLineWhenBlank(LETTRE_PUCE1_C)=%</text:p>
        </text:list-item>
        <text:list-item>
          <text:p text:style-name="P13">%=remLineWhenBlank(LETTRE_PUCE1_D)=%</text:p>
        </text:list-item>
      </text:list>
      <text:p text:style-name="P8"/>
      <text:p text:style-name="P2">%=LETTRE_PARA4=%</text:p>
      <text:list text:style-name="L2">
        <text:list-item>
          <text:p text:style-name="P14">%=remLineWhenBlank(LETTRE_PUCE2_A)=%</text:p>
        </text:list-item>
        <text:list-item>
          <text:p text:style-name="P14">%=remLineWhenBlank(LETTRE_PUCE2_B)=%</text:p>
        </text:list-item>
        <text:list-item>
          <text:p text:style-name="P14">%=remLineWhenBlank(LETTRE_PUCE2_C)=%</text:p>
        </text:list-item>
        <text:list-item>
          <text:p text:style-name="P14">%=remLineWhenBlank(LETTRE_PUCE2_D)=%</text:p>
        </text:list-item>
      </text:list>
      <text:p text:style-name="P9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2">%=<text:span text:style-name="T3">remLineWhenBlank(</text:span>LETTRE_PARA6,1)=%</text:p>
      <text:p text:style-name="P9"/>
      <text:p text:style-name="P2">%=remLineWhenBlank(LETTRE_PARA7,1)=%</text:p>
      <text:p text:style-name="P9"/>
      <text:p text:style-name="P2">%=remLineWhenBlank(LETTRE_PARA8,1)=%</text:p>
      <text:p text:style-name="P2"/>
      <text:p text:style-name="P10">%#include <text:s/>signatures/standard#%</text:p>
      <text:p text:style-name="P10">%=pushToEnd()=%</text:p>
      <text:p text:style-name="P11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1.79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1-01-17T11:20:20</dc:date>
    <meta:print-date>2008-11-18T12:45:06</meta:print-date>
    <meta:editing-cycles>271</meta:editing-cycles>
    <meta:editing-duration>PT18H9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96" meta:character-count="903"/>
  </office:meta>
</office:document-meta>
</file>